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66d3" officeooo:paragraph-rsid="001866d3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1491" officeooo:paragraph-rsid="001b149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66d3" style:font-size-asian="18pt" style:font-style-asian="normal" style:font-weight-asian="normal" style:font-size-complex="18pt"/>
    </style:style>
    <style:style style:name="T5" style:family="text">
      <style:text-properties officeooo:rsid="001c2c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11th</text:span><text:span text:style-name="T3"> of </text:span><text:span text:style-name="T4">November</text:span><text:span text:style-name="T3"> 2020 under the </text:span><text:span text:style-name="T4">31st</text:span><text:span text:style-name="T3"> PA Meeting.</text:span></text:p>
      <text:p text:style-name="P1"/>
      <text:p text:style-name="P1">The Assembly, recognising the current situation,</text:p>
      <text:p text:style-name="P1"/>
      <text:p text:style-name="P5">Constitutes the need to set up a depository where people can donate <text:span text:style-name="T5">cobblestone, spruce wood, torches, and spruche fences</text:span> in order for the Republic of New England to construct a bridge between Markstan (RNE) and Osbos (AZU)</text:p>
      <text:p text:style-name="P1"/>
      <text:p text:style-name="P1">And proceeds.</text:p>
      <text:p text:style-name="P1"/>
      <text:p text:style-name="P1">Signed by,</text:p>
      <text:p text:style-name="P4">Comradedoggo_20</text:p>
      <text:p text:style-name="P1"/>
      <text:p text:style-name="P1"/>
      <text:p text:style-name="P1"/>
      <text:p text:style-name="Standard"><text:span text:style-name="T1">[</text:span><text:span text:style-name="T2">Motion 31-5: To request resources for a bridge between Markstan (RNE) and Osbos (AZU) to be constructed by the Republic of New Englan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11T19:26:37.818928284</dc:date>
    <meta:editing-duration>PT12M40S</meta:editing-duration>
    <meta:editing-cycles>6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86" meta:character-count="533" meta:non-whitespace-character-count="454"/>
  </office:meta>
</office:document-meta>
</file>